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andle( 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Config.test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athIntegrationTests.servletPath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textPathIntegrationTests.multipleWebFluxAp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